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co24" style:family="table-column">
      <style:table-column-properties fo:break-before="auto" style:column-width="202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72" style:family="table-cell" style:parent-style-name="Default">
      <style:text-properties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4" table:default-cell-style-name="ce68"/>
        <table:table-column table:style-name="co11" table:default-cell-style-name="ce68"/>
        <table:table-column table:style-name="co7" table:number-columns-repeated="1019" table:default-cell-style-name="Default"/>
        <table:table-row table:style-name="ro1">
          <table:table-cell table:style-name="ce65" office:value-type="string" calcext:value-type="string">
            <text:p>Objective</text:p>
          </table:table-cell>
          <table:table-cell table:style-name="ce69" office:value-type="string" calcext:value-type="string">
            <text:p>Move</text:p>
          </table:table-cell>
          <table:table-cell table:style-name="ce69" office:value-type="string" calcext:value-type="string">
            <text:p>Actions</text:p>
          </table:table-cell>
          <table:table-cell table:style-name="ce65" office:value-type="string" calcext:value-type="string">
            <text:p>Wait Condition</text:p>
          </table:table-cell>
          <table:table-cell table:style-name="ce6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6" office:value-type="string" calcext:value-type="string">
            <text:p>manage_attack_anim</text:p>
          </table:table-cell>
          <table:table-cell table:number-columns-repeated="2" table:style-name="ce73" office:value-type="string" calcext:value-type="string">
            <text:p>cancel_attack</text:p>
          </table:table-cell>
          <table:table-cell table:style-name="ce67"/>
          <table:table-cell table:style-name="ce66"/>
          <table:table-cell table:style-name="ce73"/>
          <table:table-cell table:style-name="ce75" table:number-columns-repeated="993"/>
          <table:table-cell table:style-name="ce76" table:number-columns-repeated="23"/>
          <table:table-cell table:style-name="ce77" table:number-columns-repeated="2"/>
        </table:table-row>
        <table:table-row table:style-name="ro1">
          <table:table-cell table:style-name="ce66"/>
          <table:table-cell table:number-columns-repeated="2" table:style-name="ce73" office:value-type="string" calcext:value-type="string">
            <text:p>wait_attack</text:p>
          </table:table-cell>
          <table:table-cell table:style-name="ce67"/>
          <table:table-cell table:style-name="ce66"/>
          <table:table-cell table:style-name="ce73"/>
          <table:table-cell table:style-name="ce75" table:number-columns-repeated="993"/>
          <table:table-cell table:style-name="ce76" table:number-columns-repeated="23"/>
          <table:table-cell table:style-name="ce77" table:number-columns-repeated="2"/>
        </table:table-row>
        <table:table-row table:style-name="ro1">
          <table:table-cell table:style-name="ce67"/>
          <table:table-cell table:style-name="ce70"/>
          <table:table-cell table:style-name="ce66"/>
          <table:table-cell table:style-name="ce67"/>
          <table:table-cell table:style-name="ce66"/>
          <table:table-cell table:number-columns-repeated="1019"/>
        </table:table-row>
        <table:table-row table:style-name="ro1">
          <table:table-cell table:style-name="ce70" office:value-type="string" calcext:value-type="string">
            <text:p>evasion</text:p>
          </table:table-cell>
          <table:table-cell table:style-name="ce70" office:value-type="string" calcext:value-type="string">
            <text:p>move_safe_recovery</text:p>
          </table:table-cell>
          <table:table-cell table:style-name="ce66" office:value-type="string" calcext:value-type="string">
            <text:p>move_safe_spot</text:p>
          </table:table-cell>
          <table:table-cell table:style-name="ce78" office:value-type="string" calcext:value-type="string">
            <text:p>wait_move_safe_recovery</text:p>
          </table:table-cell>
          <table:table-cell table:style-name="ce78" office:value-type="string" calcext:value-type="string">
            <text:p>cancel_move_safe_recovery</text:p>
          </table:table-cell>
          <table:table-cell table:style-name="ce66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style-name="ce66"/>
          <table:table-cell table:style-name="ce70" office:value-type="string" calcext:value-type="string">
            <text:p>evade_enemy_hero</text:p>
          </table:table-cell>
          <table:table-cell table:style-name="ce66" office:value-type="string" calcext:value-type="string">
            <text:p>move_safe_spot</text:p>
          </table:table-cell>
          <table:table-cell table:style-name="ce70" office:value-type="string" calcext:value-type="string">
            <text:p>wait_evade_enemy_hero</text:p>
          </table:table-cell>
          <table:table-cell table:style-name="ce70" office:value-type="string" calcext:value-type="string">
            <text:p>cancel_evade_enemy_hero</text:p>
          </table:table-cell>
          <table:table-cell table:style-name="ce66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style-name="ce70" office:value-type="string" calcext:value-type="string">
            <text:p>evasion</text:p>
          </table:table-cell>
          <table:table-cell table:style-name="ce66" office:value-type="string" calcext:value-type="string">
            <text:p>evade_enemy_tower</text:p>
          </table:table-cell>
          <table:table-cell table:style-name="ce66" office:value-type="string" calcext:value-type="string">
            <text:p>move_safe_spot</text:p>
          </table:table-cell>
          <table:table-cell table:style-name="ce66" office:value-type="string" calcext:value-type="string">
            <text:p>wait_evade_enemy_tower</text:p>
          </table:table-cell>
          <table:table-cell table:style-name="ce66" office:value-type="string" calcext:value-type="string">
            <text:p>cancel_evade_enemy_tower</text:p>
          </table:table-cell>
          <table:table-cell table:style-name="ce66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style-name="ce70"/>
          <table:table-cell table:style-name="ce66" office:value-type="string" calcext:value-type="string">
            <text:p>evade_enemy_creeps</text:p>
          </table:table-cell>
          <table:table-cell table:style-name="ce66" office:value-type="string" calcext:value-type="string">
            <text:p>move_safe_spot</text:p>
          </table:table-cell>
          <table:table-cell table:style-name="ce66" office:value-type="string" calcext:value-type="string">
            <text:p>wait_evade_enemy_creeps</text:p>
          </table:table-cell>
          <table:table-cell table:style-name="ce66" office:value-type="string" calcext:value-type="string">
            <text:p>cancel_evade_enemy_creeps</text:p>
          </table:table-cell>
          <table:table-cell table:style-name="ce66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style-name="ce70"/>
          <table:table-cell table:style-name="ce66" table:number-columns-repeated="5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6" office:value-type="string" calcext:value-type="string">
            <text:p>cancel_turn</text:p>
          </table:table-cell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8"/>
          <table:table-cell table:style-name="ce71" table:number-columns-repeated="993"/>
          <table:table-cell table:style-name="ce72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style-name="ce21" office:value-type="string" calcext:value-type="string">
            <text:p>put_wraith_band_in_backpack</text:p>
          </table:table-cell>
          <table:table-cell table:style-name="ce17" office:value-type="string" calcext:value-type="string">
            <text:p>put_wraith_band_in_backpack</text:p>
          </table:table-cell>
          <table:table-cell table:style-name="ce18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raindrop_mango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 style:data-style-name="N2" text:time-value="19:56:59.03306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5T20:13:05.306295063</dc:date>
    <meta:editing-duration>P3DT18H7M14S</meta:editing-duration>
    <meta:editing-cycles>2923</meta:editing-cycles>
    <dc:creator>Ilya Shpigor</dc:creator>
    <meta:document-statistic meta:table-count="6" meta:cell-count="312" meta:object-count="0"/>
  </office:meta>
</office:document-meta>
</file>